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 normaliz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K$1]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K$1]" office:value-type="float" office:value="0.391054943085059" calcext:value-type="float">
            <text:p>0.391054943085059</text:p>
          </table:table-cell>
          <table:table-cell table:formula="of:=[.F3]*[.$G$2]" office:value-type="float" office:value="0.175974724388276" calcext:value-type="float">
            <text:p>0.175974724388276</text:p>
          </table:table-cell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K$1]" office:value-type="float" office:value="0.0270323563681993" calcext:value-type="float">
            <text:p>0.0270323563681993</text:p>
          </table:table-cell>
          <table:table-cell table:formula="of:=[.F4]*[.$G$2]" office:value-type="float" office:value="0.0121645603656897" calcext:value-type="float">
            <text:p>0.0121645603656897</text:p>
          </table:table-cell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K$1]" office:value-type="float" office:value="0.00121896567177557" calcext:value-type="float">
            <text:p>0.00121896567177557</text:p>
          </table:table-cell>
          <table:table-cell table:formula="of:=[.F5]*[.$G$2]" office:value-type="float" office:value="0.000548534552299005" calcext:value-type="float">
            <text:p>0.000548534552299005</text:p>
          </table:table-cell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K$1]" office:value-type="float" office:value="0.0834453706193421" calcext:value-type="float">
            <text:p>0.0834453706193421</text:p>
          </table:table-cell>
          <table:table-cell table:formula="of:=[.F6]*[.$G$2]" office:value-type="float" office:value="0.037550416778704" calcext:value-type="float">
            <text:p>0.037550416778704</text:p>
          </table:table-cell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7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K$1]" office:value-type="float" office:value="0.548229810881061" calcext:value-type="float">
            <text:p>0.548229810881061</text:p>
          </table:table-cell>
          <table:table-cell table:formula="of:=[.F8]*[.$G$2]" office:value-type="float" office:value="0.246703414896478" calcext:value-type="float">
            <text:p>0.2467034148964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K$1]" office:value-type="float" office:value="0.583400555704939" calcext:value-type="float">
            <text:p>0.583400555704939</text:p>
          </table:table-cell>
          <table:table-cell table:formula="of:=[.F9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17" office:value-type="float" office:value="9888.39" calcext:value-type="float">
            <text:p>9888.3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K$1]" office:value-type="float" office:value="0.583400555704939" calcext:value-type="float">
            <text:p>0.583400555704939</text:p>
          </table:table-cell>
          <table:table-cell table:formula="of:=[.F10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7488.61" calcext:value-type="float">
            <text:p>37488.6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K$1]" office:value-type="float" office:value="0.0919422783902483" calcext:value-type="float">
            <text:p>0.0919422783902483</text:p>
          </table:table-cell>
          <table:table-cell table:formula="of:=[.F11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K$1]" office:value-type="float" office:value="0.111194765617998" calcext:value-type="float">
            <text:p>0.111194765617998</text:p>
          </table:table-cell>
          <table:table-cell table:formula="of:=[.F12]*[.$G$2]" office:value-type="float" office:value="0.050037644528099" calcext:value-type="float">
            <text:p>0.05003764452809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K$1]" office:value-type="float" office:value="0.77486779600251" calcext:value-type="float">
            <text:p>0.77486779600251</text:p>
          </table:table-cell>
          <table:table-cell table:formula="of:=[.F13]*[.$G$2]" office:value-type="float" office:value="0.348690508201129" calcext:value-type="float">
            <text:p>0.34869050820112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K$1]" office:value-type="float" office:value="0.400645334767411" calcext:value-type="float">
            <text:p>0.400645334767411</text:p>
          </table:table-cell>
          <table:table-cell table:formula="of:=[.F14]*[.$G$2]" office:value-type="float" office:value="0.180290400645335" calcext:value-type="float">
            <text:p>0.180290400645335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K$1]" office:value-type="float" office:value="0.16454243972394" calcext:value-type="float">
            <text:p>0.16454243972394</text:p>
          </table:table-cell>
          <table:table-cell table:formula="of:=[.F15]*[.$G$2]" office:value-type="float" office:value="0.0740440978757731" calcext:value-type="float">
            <text:p>0.0740440978757731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16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K$1]" office:value-type="float" office:value="0.400645334767411" calcext:value-type="float">
            <text:p>0.400645334767411</text:p>
          </table:table-cell>
          <table:table-cell table:formula="of:=[.F17]*[.$G$2]" office:value-type="float" office:value="0.180290400645335" calcext:value-type="float">
            <text:p>0.180290400645335</text:p>
          </table:table-cell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K$1]" office:value-type="float" office:value="0.184171372232679" calcext:value-type="float">
            <text:p>0.184171372232679</text:p>
          </table:table-cell>
          <table:table-cell table:formula="of:=[.F18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K$1]" office:value-type="float" office:value="0.0680648919960563" calcext:value-type="float">
            <text:p>0.0680648919960563</text:p>
          </table:table-cell>
          <table:table-cell table:formula="of:=[.F19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K$1]" office:value-type="float" office:value="0.548229810881061" calcext:value-type="float">
            <text:p>0.548229810881061</text:p>
          </table:table-cell>
          <table:table-cell table:formula="of:=[.F20]*[.$G$2]" office:value-type="float" office:value="0.246703414896478" calcext:value-type="float">
            <text:p>0.246703414896478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K$1]" office:value-type="float" office:value="0.032410146096621" calcext:value-type="float">
            <text:p>0.032410146096621</text:p>
          </table:table-cell>
          <table:table-cell table:formula="of:=[.F21]*[.$G$2]" office:value-type="float" office:value="0.0145845657434794" calcext:value-type="float">
            <text:p>0.0145845657434794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22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K$1]" office:value-type="float" office:value="0.000215111589136865" calcext:value-type="float">
            <text:p>0.000215111589136865</text:p>
          </table:table-cell>
          <table:table-cell table:formula="of:=[.F23]*[.$G$2]" office:value-type="float" office:value="0.0000968002151115891" calcext:value-type="float">
            <text:p>9.68002151115891E-0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K$1]" office:value-type="float" office:value="0.0010038540826387" calcext:value-type="float">
            <text:p>0.0010038540826387</text:p>
          </table:table-cell>
          <table:table-cell table:formula="of:=[.F24]*[.$G$2]" office:value-type="float" office:value="0.000451734337187416" calcext:value-type="float">
            <text:p>0.00045173433718741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25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K$1]" office:value-type="float" office:value="0.0919422783902483" calcext:value-type="float">
            <text:p>0.0919422783902483</text:p>
          </table:table-cell>
          <table:table-cell table:formula="of:=[.F26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K$1]" office:value-type="float" office:value="0.111194765617998" calcext:value-type="float">
            <text:p>0.111194765617998</text:p>
          </table:table-cell>
          <table:table-cell table:formula="of:=[.F27]*[.$G$2]" office:value-type="float" office:value="0.050037644528099" calcext:value-type="float">
            <text:p>0.050037644528099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 table:formula="of:=[.C28]*0.28" office:value-type="float" office:value="12103.28" calcext:value-type="float">
            <text:p>12103.28</text:p>
          </table:table-cell>
          <table:table-cell table:formula="of:=[.C28]/1000" office:value-type="float" office:value="43.226" calcext:value-type="float">
            <text:p>43.226</text:p>
          </table:table-cell>
          <table:table-cell table:formula="of:=[.C28]/[.$K$1]" office:value-type="float" office:value="0.77486779600251" calcext:value-type="float">
            <text:p>0.77486779600251</text:p>
          </table:table-cell>
          <table:table-cell table:formula="of:=[.F28]*[.$G$2]" office:value-type="float" office:value="0.348690508201129" calcext:value-type="float">
            <text:p>0.348690508201129</text:p>
          </table:table-cell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 table:formula="of:=[.C29]*0.11" office:value-type="float" office:value="1130.14" calcext:value-type="float">
            <text:p>1130.14</text:p>
          </table:table-cell>
          <table:table-cell table:formula="of:=[.C29]/1000" office:value-type="float" office:value="10.274" calcext:value-type="float">
            <text:p>10.274</text:p>
          </table:table-cell>
          <table:table-cell table:formula="of:=[.C29]/[.$K$1]" office:value-type="float" office:value="0.184171372232679" calcext:value-type="float">
            <text:p>0.184171372232679</text:p>
          </table:table-cell>
          <table:table-cell table:formula="of:=[.F29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 table:formula="of:=([.D28]+[.D29])/([.C28]+[.C29])" office:value-type="float" office:value="0.247353644859813" calcext:value-type="float">
            <text:p>0.247353644859813</text:p>
          </table:table-cell>
          <table:table-cell table:formula="of:=[.C30]/1000" office:value-type="float" office:value="3.797" calcext:value-type="float">
            <text:p>3.797</text:p>
          </table:table-cell>
          <table:table-cell table:formula="of:=[.C30]/[.$K$1]" office:value-type="float" office:value="0.0680648919960563" calcext:value-type="float">
            <text:p>0.0680648919960563</text:p>
          </table:table-cell>
          <table:table-cell table:formula="of:=[.F30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31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office:value-type="float" office:value="37488" calcext:value-type="float">
            <text:p>37488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7.488" calcext:value-type="float">
            <text:p>37.488</text:p>
          </table:table-cell>
          <table:table-cell table:formula="of:=[.C32]/[.$K$1]" office:value-type="float" office:value="0.672008604463565" calcext:value-type="float">
            <text:p>0.672008604463565</text:p>
          </table:table-cell>
          <table:table-cell table:formula="of:=[.F32]*[.$G$2]" office:value-type="float" office:value="0.302403872008604" calcext:value-type="float">
            <text:p>0.302403872008604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office:value-type="float" office:value="9889" calcext:value-type="float">
            <text:p>9889</text:p>
          </table:table-cell>
          <table:table-cell/>
          <table:table-cell table:formula="of:=[.C33]/1000" office:value-type="float" office:value="9.889" calcext:value-type="float">
            <text:p>9.889</text:p>
          </table:table-cell>
          <table:table-cell table:formula="of:=[.C33]/[.$K$1]" office:value-type="float" office:value="0.177269875414538" calcext:value-type="float">
            <text:p>0.177269875414538</text:p>
          </table:table-cell>
          <table:table-cell table:formula="of:=[.F33]*[.$G$2]" office:value-type="float" office:value="0.0797714439365421" calcext:value-type="float">
            <text:p>0.0797714439365421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K$1]" office:value-type="float" office:value="0.193421170565564" calcext:value-type="float">
            <text:p>0.193421170565564</text:p>
          </table:table-cell>
          <table:table-cell table:formula="of:=[.F34]*[.$G$2]" office:value-type="float" office:value="0.0870395267545039" calcext:value-type="float">
            <text:p>0.0870395267545039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K$1]" office:value-type="float" office:value="0.114582773146903" calcext:value-type="float">
            <text:p>0.114582773146903</text:p>
          </table:table-cell>
          <table:table-cell table:formula="of:=[.F35]*[.$G$2]" office:value-type="float" office:value="0.0515622479161065" calcext:value-type="float">
            <text:p>0.0515622479161065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K$1]" office:value-type="float" office:value="0.0259030205252308" calcext:value-type="float">
            <text:p>0.0259030205252308</text:p>
          </table:table-cell>
          <table:table-cell table:formula="of:=[.F36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C37]/1000" office:value-type="float" office:value="0.601" calcext:value-type="float">
            <text:p>0.601</text:p>
          </table:table-cell>
          <table:table-cell table:formula="of:=[.C37]/[.$K$1]" office:value-type="float" office:value="0.0107735054226046" calcext:value-type="float">
            <text:p>0.0107735054226046</text:p>
          </table:table-cell>
          <table:table-cell table:formula="of:=[.F37]*[.$G$2]" office:value-type="float" office:value="0.00484807744017209" calcext:value-type="float">
            <text:p>0.00484807744017209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K$1]" office:value-type="float" office:value="0.0379671954826566" calcext:value-type="float">
            <text:p>0.0379671954826566</text:p>
          </table:table-cell>
          <table:table-cell table:formula="of:=[.F38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K$1]" office:value-type="float" office:value="0.0251322039974904" calcext:value-type="float">
            <text:p>0.0251322039974904</text:p>
          </table:table-cell>
          <table:table-cell table:formula="of:=[.F39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0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K$1]" office:value-type="float" office:value="0.0161512951510263" calcext:value-type="float">
            <text:p>0.0161512951510263</text:p>
          </table:table-cell>
          <table:table-cell table:formula="of:=[.F41]*[.$G$2]" office:value-type="float" office:value="0.00726808281796182" calcext:value-type="float">
            <text:p>0.00726808281796182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K$1]" office:value-type="float" office:value="0.098431477995877" calcext:value-type="float">
            <text:p>0.098431477995877</text:p>
          </table:table-cell>
          <table:table-cell table:formula="of:=[.F42]*[.$G$2]" office:value-type="float" office:value="0.0442941650981447" calcext:value-type="float">
            <text:p>0.0442941650981447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K$1]" office:value-type="float" office:value="0.0259030205252308" calcext:value-type="float">
            <text:p>0.0259030205252308</text:p>
          </table:table-cell>
          <table:table-cell table:formula="of:=[.F43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C44]/1000" office:value-type="float" office:value="0.601" calcext:value-type="float">
            <text:p>0.601</text:p>
          </table:table-cell>
          <table:table-cell table:formula="of:=[.C44]/[.$K$1]" office:value-type="float" office:value="0.0107735054226046" calcext:value-type="float">
            <text:p>0.0107735054226046</text:p>
          </table:table-cell>
          <table:table-cell table:formula="of:=[.F44]*[.$G$2]" office:value-type="float" office:value="0.00484807744017209" calcext:value-type="float">
            <text:p>0.00484807744017209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K$1]" office:value-type="float" office:value="0.0379671954826566" calcext:value-type="float">
            <text:p>0.0379671954826566</text:p>
          </table:table-cell>
          <table:table-cell table:formula="of:=[.F45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K$1]" office:value-type="float" office:value="0.0251322039974904" calcext:value-type="float">
            <text:p>0.0251322039974904</text:p>
          </table:table-cell>
          <table:table-cell table:formula="of:=[.F46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5:07:28.939445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7:36:17.258581638</dc:date>
    <meta:editing-duration>PT1H43M19S</meta:editing-duration>
    <meta:editing-cycles>9</meta:editing-cycles>
    <meta:generator>LibreOffice/7.2.7.2$Linux_X86_64 LibreOffice_project/20$Build-2</meta:generator>
    <meta:document-statistic meta:table-count="1" meta:cell-count="339" meta:object-count="0"/>
  </office:meta>
</office:document-meta>
</file>